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text-properties officeooo:paragraph-rsid="00194c80"/>
    </style:style>
    <style:style style:name="P2" style:family="paragraph" style:parent-style-name="Standard">
      <style:text-properties officeooo:rsid="00194c80" officeooo:paragraph-rsid="00194c80"/>
    </style:style>
    <style:style style:name="T1" style:family="text">
      <style:text-properties officeooo:rsid="00194c8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de:</text:p>
      <text:p text:style-name="Standard"><text:a xlink:type="simple" xlink:href="https://soko7awen.github.io/n220LabS23/Labs/functions1/drawingDrawer/index.html" text:style-name="Internet_20_link" text:visited-style-name="Visited_20_Internet_20_Link">https://soko7awen.github.io/n220LabS23/Labs/functions1/drawingDrawer/index.html</text:a></text:p>
      <text:p text:style-name="Standard"><text:a xlink:type="simple" xlink:href="https://soko7awen.github.io/n220LabS23/Labs/functions1/redRemover/index.html" text:style-name="Internet_20_link" text:visited-style-name="Visited_20_Internet_20_Link">https://soko7awen.github.io/n220LabS23/Labs/functions1/redRemover/index.html</text:a></text:p>
      <text:p text:style-name="Standard"><text:a xlink:type="simple" xlink:href="https://soko7awen.github.io/n220LabS23/Labs/functions1/polarPoints/index.html" text:style-name="Internet_20_link" text:visited-style-name="Visited_20_Internet_20_Link">https://soko7awen.github.io/n220LabS23/Labs/functions1/polarPoints/index.html</text:a></text:p>
      <text:p text:style-name="P2">Repo:</text:p>
      <text:p text:style-name="Standard"><text:a xlink:type="simple" xlink:href="https://github.com/soko7awen/n220LabS23/tree/main/Labs/functions1" text:style-name="Internet_20_link" text:visited-style-name="Visited_20_Internet_20_Link">https://github.com/soko7awen/n220LabS23/tree/main/Labs/functions1</text:a></text:p>
      <text:p text:style-name="Standard"/>
      <text:p text:style-name="P1">Reflection:</text:p>
      <text:p text:style-name="P1"><text:tab/>Overall, I felt pretty comfortable with this assignment. Although, I’m really hoping I did the algorithm <text:s/>check correctly (because I forgot to do that last time). My code could maybe be a bit prettier, but it gets <text:s/>the job done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2T22:28:29.659586206</meta:creation-date>
    <dc:date>2023-02-02T22:33:23.901218580</dc:date>
    <meta:editing-duration>PT4M55S</meta:editing-duration>
    <meta:editing-cycles>1</meta:editing-cycles>
    <meta:document-statistic meta:table-count="0" meta:image-count="0" meta:object-count="0" meta:page-count="1" meta:paragraph-count="8" meta:word-count="47" meta:character-count="547" meta:non-whitespace-character-count="505"/>
    <meta:generator>LibreOffice/7.4.3.2$Linux_X86_64 LibreOffice_project/40$Build-2</meta:generator>
  </office:meta>
</office:document-meta>
</file>